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121" table:style-name="ce1">
            <text:p>15121</text:p>
          </table:table-cell>
          <table:table-cell office:value-type="float" office:value="13.884265932291955" table:formula="of:=LOG([.B2];2)" table:style-name="ce1">
            <text:p>13.8842659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784" table:style-name="ce1">
            <text:p>13784</text:p>
          </table:table-cell>
          <table:table-cell office:value-type="float" office:value="13.75070698622495" table:formula="of:=LOG([.B3];2)" table:style-name="ce1">
            <text:p>13.7507069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229" table:style-name="ce1">
            <text:p>14229</text:p>
          </table:table-cell>
          <table:table-cell office:value-type="float" office:value="13.796546653800684" table:formula="of:=LOG([.B4];2)" table:style-name="ce1">
            <text:p>13.79654665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748" table:style-name="ce1">
            <text:p>13748</text:p>
          </table:table-cell>
          <table:table-cell office:value-type="float" office:value="13.746934136372296" table:formula="of:=LOG([.B5];2)" table:style-name="ce1">
            <text:p>13.7469341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365" table:style-name="ce1">
            <text:p>14365</text:p>
          </table:table-cell>
          <table:table-cell office:value-type="float" office:value="13.810270372419886" table:formula="of:=LOG([.B6];2)" table:style-name="ce1">
            <text:p>13.81027037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rian</meta:initial-creator>
    <dc:creator>Brian</dc:creator>
    <meta:creation-date>2016-10-16T13:39:12Z</meta:creation-date>
    <dc:date>2016-10-16T19:29:26Z</dc:date>
  </office:meta>
</office:document-meta>
</file>